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alibri Light" svg:font-family="'Calibri Light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language="en" fo:country="US" officeooo:paragraph-rsid="000b38b7"/>
    </style:style>
    <style:style style:name="P2" style:family="paragraph" style:parent-style-name="Standard">
      <style:paragraph-properties fo:text-align="justify" style:justify-single-word="false"/>
      <style:text-properties fo:language="en" fo:country="US" officeooo:rsid="000b38b7" officeooo:paragraph-rsid="000b38b7"/>
    </style:style>
    <style:style style:name="P3" style:family="paragraph" style:parent-style-name="Standard" style:list-style-name="L1">
      <style:paragraph-properties fo:text-align="justify" style:justify-single-word="false"/>
      <style:text-properties fo:language="en" fo:country="US" fo:font-weight="bold" officeooo:rsid="000b38b7" officeooo:paragraph-rsid="000b38b7" style:font-weight-asian="bold" style:font-weight-complex="bold"/>
    </style:style>
    <style:style style:name="P4" style:family="paragraph" style:parent-style-name="Heading_20_2" style:list-style-name="WWNum1">
      <style:paragraph-properties fo:text-align="justify" style:justify-single-word="false"/>
      <style:text-properties fo:language="en" fo:country="US" officeooo:paragraph-rsid="000b38b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7026812015137318512" text:style-name="WWNum1">
        <text:list-item>
          <text:list>
            <text:list-header>
              <text:h text:style-name="P4" text:outline-level="2">Constraints</text:h>
            </text:list-header>
          </text:list>
        </text:list-item>
      </text:list>
      <text:p text:style-name="P1"/>
      <text:list xml:id="list1517759882331257343" text:style-name="L1">
        <text:list-item>
          <text:p text:style-name="P3">Interfaces to other applications</text:p>
        </text:list-item>
      </text:list>
      <text:p text:style-name="P2">MyTaxiService needs to deal with a geolocation application to locate either taxi drivers and users and it needs to deal with a map application as well in order to determine itineraries.</text:p>
      <text:p text:style-name="P2"/>
      <text:p text:style-name="P2"/>
      <text:list xml:id="list30439625065291" text:continue-numbering="true" text:style-name="L1">
        <text:list-item>
          <text:p text:style-name="P3">Regulatory policies</text:p>
        </text:list-item>
      </text:list>
      <text:p text:style-name="P2">MyTaxiService needs to respect the taxi economical and legal frame such as ride prices for day, night, week-end or even legal duration taxi drivers are allowed to work consecutively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alibri Light" svg:font-family="'Calibri Light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71cm" fo:margin-bottom="0cm" style:contextual-spacing="false" fo:keep-together="always" fo:keep-with-next="always"/>
      <style:text-properties fo:color="#2e74b5" style:font-name="Calibri Light" fo:font-family="'Calibri Light'" style:font-family-generic="roman" style:font-pitch="variable" fo:font-size="13pt" style:font-size-asian="13pt" style:font-size-complex="13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is Rougnant</meta:initial-creator>
    <meta:creation-date>2015-10-28T02:49:52.336591211</meta:creation-date>
    <dc:date>2015-10-28T03:04:37.818778969</dc:date>
    <dc:creator>Alexis Rougnant</dc:creator>
    <meta:editing-duration>P0D</meta:editing-duration>
    <meta:editing-cycles>1</meta:editing-cycles>
    <meta:document-statistic meta:table-count="0" meta:image-count="0" meta:object-count="0" meta:page-count="1" meta:paragraph-count="5" meta:word-count="69" meta:character-count="431" meta:non-whitespace-character-count="369"/>
    <meta:generator>LibreOffice/4.2.8.2$Linux_X86_64 LibreOffice_project/420m0$Build-2</meta:generator>
  </office:meta>
</office:document-meta>
</file>